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text-align="start" style:justify-single-word="false" fo:padding="0cm" fo:border="none"/>
      <style:text-properties fo:color="#000000" style:text-line-through-style="none" style:text-underline-style="none" officeooo:paragraph-rsid="0005a92f" style:text-blinking="false" fo:background-color="transparent"/>
    </style:style>
    <style:style style:name="P2" style:family="paragraph" style:parent-style-name="Text_20_body">
      <style:text-properties style:text-underline-style="solid" style:text-underline-width="auto" style:text-underline-color="font-color" officeooo:paragraph-rsid="0005a92f"/>
    </style:style>
    <style:style style:name="P3" style:family="paragraph" style:parent-style-name="Text_20_body">
      <style:text-properties officeooo:paragraph-rsid="0005a92f"/>
    </style:style>
    <style:style style:name="P4" style:family="paragraph" style:parent-style-name="Text_20_body">
      <style:text-properties fo:font-size="26pt" style:text-underline-style="solid" style:text-underline-width="auto" style:text-underline-color="font-color" officeooo:rsid="0005a92f" officeooo:paragraph-rsid="0005a92f" style:font-size-asian="26pt" style:font-size-complex="26pt"/>
    </style:style>
    <style:style style:name="P5" style:family="paragraph" style:parent-style-name="Text_20_body" style:list-style-name="L1">
      <style:text-properties officeooo:paragraph-rsid="0005a92f"/>
    </style:style>
    <style:style style:name="P6" style:family="paragraph" style:parent-style-name="Text_20_body">
      <style:text-properties officeooo:rsid="0005a92f" officeooo:paragraph-rsid="0005a92f"/>
    </style:style>
    <style:style style:name="P7" style:family="paragraph" style:parent-style-name="Text_20_body">
      <style:text-properties style:text-underline-style="solid" style:text-underline-width="auto" style:text-underline-color="font-color" officeooo:rsid="0005a92f" officeooo:paragraph-rsid="0005a92f"/>
    </style:style>
    <style:style style:name="P8" style:family="paragraph" style:parent-style-name="Text_20_body">
      <style:text-properties style:text-underline-style="solid" style:text-underline-width="auto" style:text-underline-color="font-color" officeooo:paragraph-rsid="0005a92f"/>
    </style:style>
    <style:style style:name="P9" style:family="paragraph" style:parent-style-name="Text_20_body" style:list-style-name="L1">
      <style:paragraph-properties fo:margin-top="0cm" fo:margin-bottom="0cm" style:contextual-spacing="false"/>
      <style:text-properties officeooo:paragraph-rsid="0005a92f"/>
    </style:style>
    <style:style style:name="P10" style:family="paragraph" style:parent-style-name="Text_20_body">
      <style:paragraph-properties fo:margin-top="0cm" fo:margin-bottom="0cm" style:contextual-spacing="false" fo:text-align="start" style:justify-single-word="false" fo:padding="0cm" fo:border="none"/>
      <style:text-properties fo:color="#000000" style:text-line-through-style="none" style:text-underline-style="solid" style:text-underline-width="auto" style:text-underline-color="font-color" officeooo:paragraph-rsid="0005a92f" style:text-blinking="false" fo:background-color="transparent"/>
    </style:style>
    <style:style style:name="P11" style:family="paragraph" style:parent-style-name="Text_20_body">
      <style:paragraph-properties fo:margin-top="0cm" fo:margin-bottom="0cm" style:contextual-spacing="false" fo:text-align="start" style:justify-single-word="false" fo:padding="0cm" fo:border="none"/>
      <style:text-properties fo:color="#000000" style:text-line-through-style="none" style:text-underline-style="none" officeooo:paragraph-rsid="0005a92f" style:text-blinking="false" fo:background-color="transparen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05a92f"/>
    </style:style>
    <style:style style:name="T4" style:family="text">
      <style:text-properties officeooo:rsid="0005c2c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saní</text:p>
      <text:p text:style-name="P2"/>
      <text:p text:style-name="P2">Co píšeme v září:</text:p>
      <text:p text:style-name="P3">Trénujeme uvolňování ruky pomocí uvolňovacích cviků. Před každým psaním by se dítě mělo rozcvičit - např. za pomoci říkanek. Procvičíme celou paži, zápěstí i jednotlivé prsty. <text:span text:style-name="Strong_20_Emphasis"><text:span text:style-name="T1">Zatím píšeme měkkými, tlustými pastelkami do všech sešitů i pracovních listů.</text:span></text:span><text:span text:style-name="T1"> Cílem není psát přesně předkreslené tvary, ale uvolnit si ruku a zápěstí tak, aby dítě nedrželo pastelku křečovitě a netlačilo na ni.</text:span></text:p>
      <text:p text:style-name="P3">Konkrétní procvičované uvolňovací cviky</text:p>
      <text:p text:style-name="P3">1. týden - souvislá klikatá čára, tečky, kroužení</text:p>
      <text:p text:style-name="P3">2. týden - kroužení, závitnice, ovály, vlnovky</text:p>
      <text:p text:style-name="P3">3. týden - horní a dolní oblouk, rovná čáry, šikmá čára</text:p>
      <text:p text:style-name="P3"> </text:p>
      <text:p text:style-name="P3">Postupně přecházíme z uvolňovacích cviků na jednotlivé prvky písma. Stále používáme pro nácvik velký formát papíru, ale již dbáme na správný tvar procvičovaného prvku. Samozřejmostí je rozcvičení rukou před psaním, nadále pro psaní používáme pastelky.</text:p>
      <text:p text:style-name="P3">4. týden - srdcovka (jako malé psací písmeno s), rovné a šikmé čáry, lomené čáry (jako "pila")</text:p>
      <text:p text:style-name="P1"/>
      <text:p text:style-name="P2">Co píšeme v říjnu:</text:p>
      <text:p text:style-name="P3">Nadále se věnujeme psaní jednotlivých prvků písma. Píšeme stále na velké formáty, ale již dbáme na správný tvar psaného  prvku.</text:p>
      <text:p text:style-name="P3">Nejčastější chyby, které děti dělají:</text:p>
      <text:list xml:id="list37448598" text:style-name="L1">
        <text:list-item>
          <text:p text:style-name="P9">nedodržují liniaturu (píší pod linku nebo nad linku) </text:p>
        </text:list-item>
        <text:list-item>
          <text:p text:style-name="P9">příliš tlačí na psací náčiní </text:p>
        </text:list-item>
        <text:list-item>
          <text:p text:style-name="P9">nedělají mezi jednotlivými prvky příslušné mezery </text:p>
        </text:list-item>
        <text:list-item>
          <text:p text:style-name="P5">nedodržují sklon psaného prvku (nevadilo by, pokud nedodrží předepsaný sklon 75 stupňů - nakloněno vpravo, ale chybou je, pokud každý tvar je otočený jiným směrem) </text:p>
        </text:list-item>
      </text:list>
      <text:p text:style-name="P3">1. týden - šikmá čára mírně prohnutá psaná směrem zdola nahoru = první část, kterou píšete u malého psacího t (pozor rovné šikmé čáry píšeme shora dolů), horní a dolní klička</text:p>
      <text:p text:style-name="P3">2. týden - horní zátrh (= začátek psacího písmene n), dolní zátrh (= konec psacího písmene i), začátek psacího písmene o, "hůlka" a opakování procvičených prvků; od příštího týdne již začneme psát do malých písanek</text:p>
      <text:p text:style-name="P3">3. týden - procvičování naučených prvků písma, které píšeme v menší verzi do Písanky č. 1 (dbát zejména na dodržování liniatury a netlačit při psaní na tužku).</text:p>
      <text:p text:style-name="P3">Nově začínáme psát jednotlivá písmena. Prvky písma, ze kterých se dané písmeno skládá, budeme i nadále procvičovat. Pro psaní perem je podstatné to, zda děti dokáží držet psací náčiní a psát s ním zlehka. K psaní doporučuji klasické (bombičkové nebo plnící) pero nebo pero Stabilo (+ v penálu jedno náhradní např. jednorázové Tornádo). </text:p>
      <text:p text:style-name="P3">4. týden - nácvik malých psacích písmen e, l</text:p>
      <text:p text:style-name="P1"> </text:p>
      <text:p text:style-name="P10">Co píšeme v listopadu:</text:p>
      <text:p text:style-name="P3">OPIS - děti píší psací písmena podle vzoru, který je předepsaný také tiskacím písmem.</text:p>
      <text:p text:style-name="P3"><text:soft-page-break/>PŘEPIS - předepsaný vzor je tiskací písmeno, děti si jej musí přečíst a poté napsat příslušný psací tvar</text:p>
      <text:p text:style-name="P3">DIKTÁT - vyučující diktuje písmeno (slabiku), děti zapisují samostatně bez předlohy psacím písmem</text:p>
      <text:p text:style-name="P1">1. týden - psací písmena m, a; nácvik psaní slabik ma, la, me, le - dáváme pozor na správné napojování písmen</text:p>
      <text:p text:style-name="P1"/>
      <text:p text:style-name="P1">2. týden - psací písmena o, A, O, M; slabiky s písmeny a, o - děti mají obtíže s napojováním písmene a např. za m nebo l (trénujte doma prosím)</text:p>
      <text:p text:style-name="P1"/>
      <text:p text:style-name="P3">3. týden - v písance trochu přeskakujeme, protože neodpovídá pořadí naučených písmen ze živé abecedy; píšeme psací s, i, u; slabiky s písmenem o; napojení písmen Ol, Al </text:p>
      <text:p text:style-name="P1">4. týden - nácv<text:span text:style-name="T3">ik</text:span> psaní psacího písmene p, slabik s písmeny p, l, m; trénujeme i diktát písmen</text:p>
      <text:p text:style-name="P1"/>
      <text:p text:style-name="P3">5. týden - procvičujeme psaní slabik se s, l, m p - dbáme na správné napojování písmen (zejména a, o) </text:p>
      <text:p text:style-name="P1"/>
      <text:p text:style-name="P2">Co píšeme v prosinci:</text:p>
      <text:p text:style-name="P3">1. týden - učíme se psát nová psací písmena: t, I, P; opisujeme celá slova (dávat pozor na napojení jednotlivých písmen); píšeme diktáty písmen a slabik</text:p>
      <text:p text:style-name="P3">2. týden - trénujeme psaní psacích písmen j, J a vykřičník; zkoušejte doma psát diktáty slabik a opisovat + přepisovat celá slova (dbát na napojení písmen ve slovech)</text:p>
      <text:p text:style-name="P1">3. týden - psaní y, ý, slabiky a slova s y, ý; trénujte s dětmi jednoduché diktáty písmen a slabik, zapomínají při nich např. na tečky a čárky nad písmeny </text:p>
      <text:p text:style-name="P1"/>
      <text:p text:style-name="P2">Co píšeme v lednu:</text:p>
      <text:p text:style-name="P3">1. týden - nová psací písmena U, Ú, n, N; dbáme na správné napojování písmen ve slovech - například ot, op, os..., zkoušíme psát větu</text:p>
      <text:p text:style-name="P3">2. týden - psací písmena v, V; je potřeba trénovat přepis (z tiskacího do psacího) - děti zapomínají zejména na tečky, čárky a háčky nad písmeny nebo píší písmena až na pomocné linky; diktáty také nejsou žádná sláva (píšeme zatím jen slabiky nebo <text:span text:style-name="T4">krátká</text:span> slova)</text:p>
      <text:p text:style-name="P3">3. týden - psací písmeno z; opis a přepis slov a vět; trénujte diktáty, moc nám nejdou - budeme zkoušet psát v diktátu i krátká slova</text:p>
      <text:p text:style-name="P1">4. týden - píšeme psací d, S, k; pořád trénujeme diktáty, ale i přepis z tiskacího do psacího písma</text:p>
      <text:p text:style-name="P1"/>
      <text:p text:style-name="P2">Co píšeme v únoru:</text:p>
      <text:p text:style-name="P3">1. týden - učíme se psací písmena š. Š; psát budeme na konci 2. písanky hlavně diktáty, trénujte je prosím doma, pořád to ještě není ono</text:p>
      <text:p text:style-name="P3">2. týden - začínáme psát do 3. písanky - budeme opakovat opis a přepis slov a také psát diktáty (zkoušíme již psát celé věty); nacvičujeme psací písmeno r</text:p>
      <text:p text:style-name="P3">3. týden - nácvik psaní psacího R; trénujeme přepis a diktát vě<text:span text:style-name="T3">t</text:span></text:p>
      <text:p text:style-name="P6"/>
      <text:p text:style-name="P2">Co píšeme v březnu:</text:p>
      <text:p text:style-name="P3">1. týden - nácvik psaní psacích písmen C, Z, h; přepis slov a vět; diktát slabik a slov</text:p>
      <text:p text:style-name="P3"><text:soft-page-break/>2. týden - nácvik psaní psacích písmen H, T; diktát slabik a slov</text:p>
      <text:p text:style-name="P3">3. týden - nácvik psaní psacích písmen b, B, č; zkoušíme psát i diktáty vět (dáváme pozor na velké písmeno na začátku věty a ve jménech, jednotlivá slova oddělujeme mezerou a na konci věty píšeme . ! ?)</text:p>
      <text:p text:style-name="P6">4. týden - nácvik psaní psacích písmen Č, ž, Ž; přepis a diktát vět</text:p>
      <text:p text:style-name="P7"/>
      <text:p text:style-name="P2">Co píšeme v dubnu:</text:p>
      <text:p text:style-name="P3">1. týden - psací tvary ř, Ř; diktát vět; čtvrtletní písemka - diktát vět a, přepis písmen</text:p>
      <text:p text:style-name="P3">2. týden - nácvik psaní psacích tvarů K, E; přepis vět; diktáty</text:p>
      <text:p text:style-name="P3">3. týden - přepis slov a vět; nácvik psacích tvarů písmen L, ch</text:p>
      <text:p text:style-name="P3">4. týden - nácvik psaní psacích tvarů písmen Ch, D; diktát; píšeme do nové písanky (je už naše poslední) - dávejte si více záležet, při opisu i přepisu bylo v písankách minulý týden plno chyb!!</text:p>
      <text:p text:style-name="P6"> </text:p>
      <text:p text:style-name="P1"> <text:span text:style-name="T2">Co píšeme v květnu:</text:span></text:p>
      <text:p text:style-name="P3">1. týden - psací tvary f, F, Y</text:p>
      <text:p text:style-name="P3">2. týden - psací tvary g, G; přepis slov; diktát</text:p>
      <text:p text:style-name="P3">3. týden - psací tvary ď, ť, ň a slabiky dě, tě, ně; přepisy</text:p>
      <text:p text:style-name="P3">4. týden - psaní slov se slabikami di, ti, ni, dy, ty ny, bě, pě, vě; diktát vět</text:p>
      <text:p text:style-name="P1"> </text:p>
      <text:p text:style-name="P2">Co píšeme v červnu:</text:p>
      <text:p text:style-name="P3">1. týden - psaní slov se slabikami mě</text:p>
      <text:p text:style-name="P3">2. - 4. týden - opis a přepis slov s osvojenými písmeny, diktát slov a vět</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9T17:19:35.14</meta:creation-date>
    <dc:date>2013-11-09T17:30:12.91</dc:date>
    <meta:editing-duration>P0D</meta:editing-duration>
    <meta:editing-cycles>2</meta:editing-cycles>
    <meta:generator>LibreOffice/3.6$Windows_x86 LibreOffice_project/f969faf-c24b504-8c77064-174276e-40b382</meta:generator>
    <meta:document-statistic meta:table-count="0" meta:image-count="0" meta:object-count="0" meta:page-count="3" meta:paragraph-count="66" meta:word-count="1071" meta:character-count="6025" meta:non-whitespace-character-count="5004"/>
  </office:meta>
</office:document-meta>
</file>